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9pt" style:font-size-asian="9pt" style:font-size-complex="9pt"/>
    </style:style>
    <style:style style:name="P2" style:family="paragraph" style:parent-style-name="Standard">
      <style:text-properties style:font-name="Andale Mono" fo:font-size="9pt" fo:background-color="#ffff00" style:font-size-asian="9pt" style:font-size-complex="9pt"/>
    </style:style>
    <style:style style:name="P3" style:family="paragraph" style:parent-style-name="Standard">
      <style:text-properties style:font-name="Andale Mono" fo:font-size="9pt" fo:background-color="#81d41a" style:font-size-asian="9pt" style:font-size-complex="9pt"/>
    </style:style>
    <style:style style:name="P4" style:family="paragraph" style:parent-style-name="Standard">
      <style:text-properties style:font-name="Andale Mono" fo:font-size="9pt" fo:background-color="transparent" style:font-size-asian="9pt" style:font-size-complex="9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81d41a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'attrs',</text:p>
      <text:p text:style-name="P1"><text:s/>{'<text:span text:style-name="T2">AppArmorProfile': 'docker-default',</text:span></text:p>
      <text:p text:style-name="P1"><text:s text:c="2"/>'Args': ['nginx', '-g', 'daemon off;'],</text:p>
      <text:p text:style-name="P1"><text:s text:c="2"/>'Config': {'AttachStderr': True,</text:p>
      <text:p text:style-name="P1"><text:s text:c="13"/>'AttachStdin': False,</text:p>
      <text:p text:style-name="P1"><text:s text:c="13"/>'AttachStdout': True,</text:p>
      <text:p text:style-name="P1"><text:s text:c="13"/><text:span text:style-name="T2">'Cmd': ['nginx', '-g', 'daemon off;'],</text:span></text:p>
      <text:p text:style-name="P1"><text:s text:c="13"/>'Domainname': '',</text:p>
      <text:p text:style-name="P1"><text:s text:c="13"/><text:span text:style-name="T2">'Entrypoint': ['/docker-entrypoint.sh'],</text:span></text:p>
      <text:p text:style-name="P1"><text:s text:c="13"/><text:span text:style-name="T4">'Env': ['PATH=/usr/local/sbin:/usr/local/bin:/usr/sbin:/usr/bin:/sbin:/bin',</text:span></text:p>
      <text:p text:style-name="P3"><text:s text:c="21"/>'NGINX_VERSION=1.19.6',</text:p>
      <text:p text:style-name="P3"><text:s text:c="21"/>'NJS_VERSION=0.5.0',</text:p>
      <text:p text:style-name="P3"><text:s text:c="21"/>'PKG_RELEASE=1~buster'],</text:p>
      <text:p text:style-name="P1"><text:s text:c="13"/><text:span text:style-name="T2">'ExposedPorts': {'80/tcp': {}},</text:span></text:p>
      <text:p text:style-name="P2"><text:s text:c="13"/>'Hostname': '598079914e20',</text:p>
      <text:p text:style-name="P2"><text:s text:c="13"/>'Image': 'nginx',</text:p>
      <text:p text:style-name="P4"><text:s text:c="13"/>'Labels': {'maintainer': 'NGINX Docker Maintainers '</text:p>
      <text:p text:style-name="P4"><text:s text:c="38"/>'&lt;docker-maint@nginx.com&gt;'},</text:p>
      <text:p text:style-name="P1"><text:s text:c="13"/>'OnBuild': None,</text:p>
      <text:p text:style-name="P1"><text:s text:c="13"/>'OpenStdin': False,</text:p>
      <text:p text:style-name="P1"><text:s text:c="13"/>'StdinOnce': False,</text:p>
      <text:p text:style-name="P1"><text:s text:c="13"/>'StopSignal': 'SIGQUIT',</text:p>
      <text:p text:style-name="P1"><text:s text:c="13"/>'Tty': False,</text:p>
      <text:p text:style-name="P1"><text:s text:c="13"/><text:span text:style-name="T2">'User': '',</text:span></text:p>
      <text:p text:style-name="P2"><text:s text:c="13"/>'Volumes': None,</text:p>
      <text:p text:style-name="P1"><text:span text:style-name="T2"><text:s text:c="13"/>'WorkingDir': ''</text:span>},</text:p>
      <text:p text:style-name="P1"><text:s text:c="2"/><text:span text:style-name="T2">'Created': '2021-02-08T21:04:19.384479637Z'</text:span>,</text:p>
      <text:p text:style-name="P1"><text:s text:c="2"/>'Driver': 'overlay2',</text:p>
      <text:p text:style-name="P1"><text:s text:c="2"/>'ExecIDs': None,</text:p>
      <text:p text:style-name="P1"><text:s text:c="2"/>'GraphDriver': {'Data': {'LowerDir': '/var/lib/docker/overlay2/8c2d4592261670196ea08f58cafe98128b6fdf4cf86e9bd379cc7c3b4980fe1e-init/diff:/var/lib/docker/overlay2/bd21fbe8d243fe9fd591b552c881e5f6a6102a4758f5da3c23821bc89f4c6523/diff:/var/lib/docker/overlay2/62daa048c73aba67aa44bda060dfc65a70831ee366575d318c013d5a60fe111b/diff:/var/lib/docker/overlay2/970fc1492d85e5e9ad987ba2dbd05ec35aaeb4f6408620978d022d3bff358578/diff:/var/lib/docker/overlay2/d9853190d469c7702def26ca67cb3fad12bbb859ac5da73c0720354a59242d6b/diff:/var/lib/docker/overlay2/e266d033507a957649404a8a332a5652f1c141fbdee90a563be97cb7425528d1/diff',</text:p>
      <text:p text:style-name="P1"><text:s text:c="27"/>'MergedDir': '/var/lib/docker/overlay2/8c2d4592261670196ea08f58cafe98128b6fdf4cf86e9bd379cc7c3b4980fe1e/merged',</text:p>
      <text:p text:style-name="P1"><text:s text:c="27"/>'UpperDir': '/var/lib/docker/overlay2/8c2d4592261670196ea08f58cafe98128b6fdf4cf86e9bd379cc7c3b4980fe1e/diff',</text:p>
      <text:p text:style-name="P1"><text:s text:c="27"/>'WorkDir': '/var/lib/docker/overlay2/8c2d4592261670196ea08f58cafe98128b6fdf4cf86e9bd379cc7c3b4980fe1e/work'},</text:p>
      <text:p text:style-name="P1"><text:s text:c="18"/>'Name': 'overlay2'},</text:p>
      <text:p text:style-name="P1"><text:s text:c="2"/>'HostConfig': {'AutoRemove': False,</text:p>
      <text:p text:style-name="P1"><text:s text:c="17"/><text:span text:style-name="T4">'Binds': None,</text:span></text:p>
      <text:p text:style-name="P1"><text:s text:c="17"/>'BlkioDeviceReadBps': None,</text:p>
      <text:p text:style-name="P1"><text:s text:c="17"/>'BlkioDeviceReadIOps': None,</text:p>
      <text:p text:style-name="P1"><text:s text:c="17"/>'BlkioDeviceWriteBps': None,</text:p>
      <text:p text:style-name="P1"><text:s text:c="17"/>'BlkioDeviceWriteIOps': None,</text:p>
      <text:p text:style-name="P1"><text:s text:c="17"/>'BlkioWeight': 0,</text:p>
      <text:p text:style-name="P1"><text:s text:c="17"/>'BlkioWeightDevice': [],</text:p>
      <text:p text:style-name="P1"><text:s text:c="17"/><text:span text:style-name="T2">'CapAdd': None,/</text:span></text:p>
      <text:p text:style-name="P2"><text:s text:c="17"/>'CapDrop': None,</text:p>
      <text:p text:style-name="P1"><text:s text:c="17"/><text:span text:style-name="T2">'Cgroup': '',</text:span></text:p>
      <text:p text:style-name="P2"><text:s text:c="17"/>'CgroupParent': '',</text:p>
      <text:p text:style-name="P1"><text:s text:c="17"/>'CgroupnsMode': 'host',</text:p>
      <text:p text:style-name="P1"><text:s text:c="17"/>'ConsoleSize': [0, 0],</text:p>
      <text:p text:style-name="P1"><text:s text:c="17"/>'ContainerIDFile': '',</text:p>
      <text:p text:style-name="P1"><text:s text:c="17"/><text:span text:style-name="T2">'CpuCount': 0,</text:span></text:p>
      <text:p text:style-name="P1"><text:s text:c="17"/>'CpuPercent': 0,</text:p>
      <text:p text:style-name="P1"><text:s text:c="17"/>'CpuPeriod': 0,</text:p>
      <text:p text:style-name="P1"><text:s text:c="17"/>'CpuQuota': 0,</text:p>
      <text:p text:style-name="P1"><text:s text:c="17"/>'CpuRealtimePeriod': 0,</text:p>
      <text:p text:style-name="P1"><text:s text:c="17"/>'CpuRealtimeRuntime': 0,</text:p>
      <text:p text:style-name="P1"><text:s text:c="17"/><text:span text:style-name="T2">'CpuShares': 0,</text:span></text:p>
      <text:p text:style-name="P1"><text:span text:style-name="T2"><text:s text:c="17"/>'CpusetCpus': ''</text:span>,</text:p>
      <text:p text:style-name="P1"><text:soft-page-break/><text:s text:c="17"/><text:span text:style-name="T2">'CpusetMems': '',</text:span></text:p>
      <text:p text:style-name="P2"><text:s text:c="17"/>'DeviceCgroupRules': None,</text:p>
      <text:p text:style-name="P1"><text:s text:c="17"/>'DeviceRequests': None,</text:p>
      <text:p text:style-name="P1"><text:s text:c="17"/><text:span text:style-name="T2">'Devices': [],</text:span></text:p>
      <text:p text:style-name="P1"><text:s text:c="17"/>'Dns': [],</text:p>
      <text:p text:style-name="P1"><text:s text:c="17"/>'DnsOptions': [],</text:p>
      <text:p text:style-name="P1"><text:s text:c="17"/>'DnsSearch': [],</text:p>
      <text:p text:style-name="P1"><text:s text:c="17"/>'ExtraHosts': None,</text:p>
      <text:p text:style-name="P1"><text:s text:c="17"/>'GroupAdd': None,</text:p>
      <text:p text:style-name="P1"><text:s text:c="17"/><text:span text:style-name="T2">'IOMaximumBandwidth': 0,</text:span></text:p>
      <text:p text:style-name="P2"><text:s text:c="17"/>'IOMaximumIOps': 0,</text:p>
      <text:p text:style-name="P1"><text:s text:c="17"/><text:span text:style-name="T2">'IpcMode': 'private',</text:span></text:p>
      <text:p text:style-name="P1"><text:s text:c="17"/>'Isolation': '',</text:p>
      <text:p text:style-name="P1"><text:s text:c="17"/>'KernelMemory': 0,</text:p>
      <text:p text:style-name="P1"><text:s text:c="17"/>'KernelMemoryTCP': 0,</text:p>
      <text:p text:style-name="P1"><text:s text:c="17"/>'Links': None,</text:p>
      <text:p text:style-name="P1"><text:s text:c="17"/>'LogConfig': {'Config': {}, 'Type': 'json-file'},</text:p>
      <text:p text:style-name="P1"><text:s text:c="17"/><text:span text:style-name="T2">'MaskedPaths': ['/proc/asound',</text:span></text:p>
      <text:p text:style-name="P2"><text:s text:c="33"/>'/proc/acpi',</text:p>
      <text:p text:style-name="P2"><text:s text:c="33"/>'/proc/kcore',</text:p>
      <text:p text:style-name="P2"><text:s text:c="33"/>'/proc/keys',</text:p>
      <text:p text:style-name="P2"><text:s text:c="33"/>'/proc/latency_stats',</text:p>
      <text:p text:style-name="P2"><text:s text:c="33"/>'/proc/timer_list',</text:p>
      <text:p text:style-name="P2"><text:s text:c="33"/>'/proc/timer_stats',</text:p>
      <text:p text:style-name="P2"><text:s text:c="33"/>'/proc/sched_debug',</text:p>
      <text:p text:style-name="P2"><text:s text:c="33"/>'/proc/scsi',</text:p>
      <text:p text:style-name="P2"><text:s text:c="33"/>'/sys/firmware'],</text:p>
      <text:p text:style-name="P1"><text:s text:c="17"/>'Memory': 0,</text:p>
      <text:p text:style-name="P1"><text:s text:c="17"/><text:span text:style-name="T2">'MemoryReservation': 0,</text:span></text:p>
      <text:p text:style-name="P1"><text:s text:c="17"/>'MemorySwap': 0,</text:p>
      <text:p text:style-name="P1"><text:s text:c="17"/>'MemorySwappiness': None,</text:p>
      <text:p text:style-name="P1"><text:s text:c="17"/>'NanoCpus': 0,</text:p>
      <text:p text:style-name="P1"><text:s text:c="17"/><text:span text:style-name="T2">'NetworkMode': 'default',</text:span></text:p>
      <text:p text:style-name="P1"><text:s text:c="17"/>'OomKillDisable': False,</text:p>
      <text:p text:style-name="P1"><text:s text:c="17"/>'OomScoreAdj': 0,</text:p>
      <text:p text:style-name="P1"><text:s text:c="17"/>'PidMode': '',</text:p>
      <text:p text:style-name="P1"><text:s text:c="17"/>'PidsLimit': None,</text:p>
      <text:p text:style-name="P1"><text:s text:c="17"/><text:span text:style-name="T2">'PortBindings': {}</text:span>,</text:p>
      <text:p text:style-name="P1"><text:s text:c="17"/><text:span text:style-name="T2">'Privileged': False</text:span>,</text:p>
      <text:p text:style-name="P1"><text:s text:c="17"/><text:span text:style-name="T2">'PublishAllPorts': False</text:span>,</text:p>
      <text:p text:style-name="P1"><text:s text:c="17"/><text:span text:style-name="T2">'ReadonlyPaths': ['/proc/bus',</text:span></text:p>
      <text:p text:style-name="P2"><text:s text:c="35"/>'/proc/fs',</text:p>
      <text:p text:style-name="P2"><text:s text:c="35"/>'/proc/irq',</text:p>
      <text:p text:style-name="P2"><text:s text:c="35"/>'/proc/sys',</text:p>
      <text:p text:style-name="P2"><text:s text:c="35"/>'/proc/sysrq-trigger'],</text:p>
      <text:p text:style-name="P1"><text:s text:c="17"/><text:span text:style-name="T2">'ReadonlyRootfs': False,</text:span></text:p>
      <text:p text:style-name="P1"><text:s text:c="17"/>'RestartPolicy': {'MaximumRetryCount': 0, 'Name': 'no'},</text:p>
      <text:p text:style-name="P1"><text:s text:c="17"/>'Runtime': 'runc',</text:p>
      <text:p text:style-name="P1"><text:s text:c="17"/>'SecurityOpt': None,</text:p>
      <text:p text:style-name="P1"><text:s text:c="17"/>'ShmSize': 67108864,</text:p>
      <text:p text:style-name="P1"><text:s text:c="17"/>'UTSMode': '',</text:p>
      <text:p text:style-name="P1"><text:s text:c="17"/>'Ulimits': None,</text:p>
      <text:p text:style-name="P1"><text:s text:c="17"/>'UsernsMode': '',</text:p>
      <text:p text:style-name="P1"><text:s text:c="17"/>'VolumeDriver': '',</text:p>
      <text:p text:style-name="P1"><text:s text:c="17"/>'VolumesFrom': None},</text:p>
      <text:p text:style-name="P1"><text:s text:c="2"/>'HostnamePath': '/var/lib/docker/containers/598079914e202f1273d450e611f1af666872b7d60f880bd85bab7baa480c23b6/hostname',</text:p>
      <text:p text:style-name="P1"><text:s text:c="2"/>'HostsPath': '/var/lib/docker/containers/598079914e202f1273d450e611f1af666872b7d60f880bd85bab7baa480c23b6/hosts',</text:p>
      <text:p text:style-name="P1"><text:s text:c="2"/><text:span text:style-name="T2">'Id': '598079914e202f1273d450e611f1af666872b7d60f880bd85bab7baa480c23b6',</text:span></text:p>
      <text:p text:style-name="P2"><text:s text:c="2"/>'Image': 'sha256:f6d0b4767a6c466c178bf718f99bea0d3742b26679081e52dbf8e0c7c4c42d74',</text:p>
      <text:p text:style-name="P1"><text:s text:c="2"/>'LogPath': '/var/lib/docker/containers/598079914e202f1273d450e611f1af666872b7d60f880bd85bab7baa480c23b6/598079914e202f1273d450e611f1af666872b7d60f880bd85bab7baa480c23b6-json.log',</text:p>
      <text:p text:style-name="P1"><text:s text:c="2"/>'MountLabel': '',</text:p>
      <text:p text:style-name="P1"><text:s text:c="2"/><text:span text:style-name="T2">'Mounts': [],</text:span></text:p>
      <text:p text:style-name="P1"><text:s text:c="2"/><text:span text:style-name="T2">'Name': '/zen_cerf'</text:span>,</text:p>
      <text:p text:style-name="P1"><text:s text:c="2"/><text:span text:style-name="T2">'NetworkSettings': {'Bridge': '',</text:span></text:p>
      <text:p text:style-name="P2"><text:s text:c="22"/>'EndpointID': '',</text:p>
      <text:p text:style-name="P2"><text:soft-page-break/><text:s text:c="22"/>'Gateway': '',</text:p>
      <text:p text:style-name="P2"><text:s text:c="22"/>'GlobalIPv6Address': '',</text:p>
      <text:p text:style-name="P2"><text:s text:c="22"/>'GlobalIPv6PrefixLen': 0,</text:p>
      <text:p text:style-name="P2"><text:s text:c="22"/>'HairpinMode': False,</text:p>
      <text:p text:style-name="P2"><text:s text:c="22"/>'IPAddress': '',</text:p>
      <text:p text:style-name="P2"><text:s text:c="22"/>'IPPrefixLen': 0,</text:p>
      <text:p text:style-name="P2"><text:s text:c="22"/>'IPv6Gateway': '',</text:p>
      <text:p text:style-name="P2"><text:s text:c="22"/>'LinkLocalIPv6Address': '',</text:p>
      <text:p text:style-name="P2"><text:s text:c="22"/>'LinkLocalIPv6PrefixLen': 0,</text:p>
      <text:p text:style-name="P2"><text:s text:c="22"/>'MacAddress': '',</text:p>
      <text:p text:style-name="P2"><text:s text:c="22"/>'Networks': {'bridge': {'Aliases': None,</text:p>
      <text:p text:style-name="P2"><text:s text:c="46"/>'DriverOpts': None,</text:p>
      <text:p text:style-name="P2"><text:s text:c="46"/>'EndpointID': '',</text:p>
      <text:p text:style-name="P2"><text:s text:c="46"/>'Gateway': '',</text:p>
      <text:p text:style-name="P2"><text:s text:c="46"/>'GlobalIPv6Address': '',</text:p>
      <text:p text:style-name="P2"><text:s text:c="46"/>'GlobalIPv6PrefixLen': 0,</text:p>
      <text:p text:style-name="P2"><text:s text:c="46"/>'IPAMConfig': None,</text:p>
      <text:p text:style-name="P2"><text:s text:c="46"/>'IPAddress': '',</text:p>
      <text:p text:style-name="P2"><text:s text:c="46"/>'IPPrefixLen': 0,</text:p>
      <text:p text:style-name="P2"><text:s text:c="46"/>'IPv6Gateway': '',</text:p>
      <text:p text:style-name="P2"><text:s text:c="46"/>'Links': None,</text:p>
      <text:p text:style-name="P2"><text:s text:c="46"/>'MacAddress': '',</text:p>
      <text:p text:style-name="P2"><text:s text:c="46"/>'NetworkID': 'e19ad8e67a6a3efdee0a89e3f53ca9562abe635db9ebc5e96180fdd34d818d94'}},</text:p>
      <text:p text:style-name="P1"><text:s text:c="22"/><text:span text:style-name="T2">'Ports': {},</text:span></text:p>
      <text:p text:style-name="P2"><text:s text:c="22"/>'SandboxID': '7b166cc8b1ab74f110b8c2f07b904b7c75fe9ecd4edc8cd3187e15dc831da6ce',</text:p>
      <text:p text:style-name="P2"><text:s text:c="22"/>'SandboxKey': '/var/run/docker/netns/7b166cc8b1ab',</text:p>
      <text:p text:style-name="P2"><text:s text:c="22"/>'SecondaryIPAddresses': None,</text:p>
      <text:p text:style-name="P2"><text:s text:c="22"/>'SecondaryIPv6Addresses': None},</text:p>
      <text:p text:style-name="P1"><text:s text:c="2"/>'Path': '/docker-entrypoint.sh',</text:p>
      <text:p text:style-name="P1"><text:s text:c="2"/>'Platform': 'linux',</text:p>
      <text:p text:style-name="P1"><text:s text:c="2"/>'ProcessLabel': '',</text:p>
      <text:p text:style-name="P1"><text:s text:c="2"/>'ResolvConfPath': '/var/lib/docker/containers/598079914e202f1273d450e611f1af666872b7d60f880bd85bab7baa480c23b6/resolv.conf',</text:p>
      <text:p text:style-name="P1"><text:s text:c="2"/>'RestartCount': 0,</text:p>
      <text:p text:style-name="P1"><text:s text:c="2"/><text:span text:style-name="T2">'State': {'Dead': False,</text:span></text:p>
      <text:p text:style-name="P2"><text:s text:c="12"/>'Error': '',</text:p>
      <text:p text:style-name="P2"><text:s text:c="12"/>'ExitCode': 0,</text:p>
      <text:p text:style-name="P2"><text:s text:c="12"/>'FinishedAt': '2021-02-08T21:05:13.903225254Z',</text:p>
      <text:p text:style-name="P2"><text:s text:c="12"/>'OOMKilled': False,</text:p>
      <text:p text:style-name="P2"><text:s text:c="12"/>'Paused': False,</text:p>
      <text:p text:style-name="P2"><text:s text:c="12"/>'Pid': 0,</text:p>
      <text:p text:style-name="P2"><text:s text:c="12"/>'Restarting': False,</text:p>
      <text:p text:style-name="P2"><text:s text:c="12"/>'Running': False,</text:p>
      <text:p text:style-name="P2"><text:s text:c="12"/>'StartedAt': '2021-02-08T21:04:20.958043821Z',</text:p>
      <text:p text:style-name="P2"><text:s text:c="12"/>'Status': 'exited'}})</text:p>
      <text:p text:style-name="P1">('client', &lt;docker.client.DockerClient object at 0x7fb252393b38&gt;)</text:p>
      <text:p text:style-name="P1">('collection',</text:p>
      <text:p text:style-name="P1"><text:s/>&lt;docker.models.containers.ContainerCollection object at 0x7fb24e07aa90&gt;)</text:p>
      <text:p text:style-name="P1">('id', '598079914e202f1273d450e611f1af666872b7d60f880bd85bab7baa480c23b6')</text:p>
      <text:p text:style-name="P1">('id_attribute', 'Id')</text:p>
      <text:p text:style-name="P1">('image', &lt;Image: 'nginx:latest'&gt;)</text:p>
      <text:p text:style-name="P1">('labels', {'maintainer': 'NGINX Docker Maintainers &lt;docker-maint@nginx.com&gt;'})</text:p>
      <text:p text:style-name="P1">('name', 'zen_cerf')</text:p>
      <text:p text:style-name="P1">('ports', {})</text:p>
      <text:p text:style-name="P1">('short_id', '598079914e')</text:p>
      <text:p text:style-name="P1">('status', 'exited'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8:15:05.913583372</meta:creation-date>
    <dc:date>2021-02-10T01:15:20.105138686</dc:date>
    <meta:editing-duration>PT6H22M49S</meta:editing-duration>
    <meta:editing-cycles>1</meta:editing-cycles>
    <meta:document-statistic meta:table-count="0" meta:image-count="0" meta:object-count="0" meta:page-count="3" meta:paragraph-count="177" meta:word-count="371" meta:character-count="8640" meta:non-whitespace-character-count="5395"/>
    <meta:generator>LibreOffice/6.4.6.2$Linux_X86_64 LibreOffice_project/40$Build-2</meta:generator>
  </office:meta>
</office:document-meta>
</file>